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Model.lookupFilters( String filter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Model.isFiltered( String filter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Model.FilterModel( List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odel.getFilters( String filter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Model.get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